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5.9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Inconsolata"/>
    </style:style>
    <style:style style:name="P2" style:family="paragraph">
      <loext:graphic-properties draw:fill-color="#ffffff"/>
      <style:paragraph-properties fo:text-align="center"/>
      <style:text-properties style:font-name="Inconsolata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4.064cm" svg:x="2.905cm" svg:y="3.032cm">
          <text:p text:style-name="P1">Development of</text:p>
          <text:p text:style-name="P1">algorithm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477cm" svg:height="4.064cm" svg:x="12.363cm" svg:y="3.032cm">
          <text:p text:style-name="P1"/>
          <text:p text:style-name="P1">Preparation and</text:p>
          <text:p text:style-name="P1">randomization of</text:p>
          <text:p text:style-name="P1">test chord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477cm" svg:height="4.064cm" svg:x="7.605cm" svg:y="12.632cm">
          <text:p text:style-name="P1">Testing and</text:p>
          <text:p text:style-name="P1">data collec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143cm" svg:y1="7.096cm" svg:x2="10.843cm" svg:y2="12.632cm" draw:start-shape="id1" draw:start-glue-point="2" draw:end-shape="id2" svg:d="M6143 7096v2768h4700v2768" svg:viewBox="0 0 4701 5537">
          <text:p/>
        </draw:connector>
        <draw:connector draw:style-name="gr2" draw:text-style-name="P3" draw:layer="layout" svg:x1="15.601cm" svg:y1="7.096cm" svg:x2="10.843cm" svg:y2="12.632cm" draw:start-shape="id3" draw:start-glue-point="2" draw:end-shape="id2" draw:end-glue-point="0" svg:d="M15601 7096v2768h-4758v2768" svg:viewBox="0 0 4759 55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08-27T21:22:45.201000000</dc:date>
    <meta:editing-duration>PT17M25S</meta:editing-duration>
    <meta:editing-cycles>1</meta:editing-cycles>
    <meta:document-statistic meta:object-count="5"/>
    <meta:generator>LibreOffice/5.1.5.2$Windows_x86 LibreOffice_project/7a864d8825610a8c07cfc3bc01dd4fce6a9447e5</meta:generator>
  </office:meta>
</office:document-meta>
</file>